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5" style:family="paragraph" style:parent-style-name="Heading_20_1">
      <style:paragraph-properties fo:line-height="150%" fo:text-align="center" style:justify-single-word="false"/>
    </style:style>
    <style:style style:name="P6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eading=h.gjdgxs"/>Reconhecimento de premissas e conclusão</text:p>
      <text:p text:style-name="P5"><text:s/><text:span text:style-name="T1"><text:s/></text:span><text:span text:style-name="T2"><text:s/>Nome: Emily Soares de Mattos <text:s text:c="18"/>Turma: Informática 1</text:span></text:p>
      <text:p text:style-name="P1"/>
      <text:p text:style-name="P1"/>
      <text:p text:style-name="P4"><text:span text:style-name="T3">(1) Esteja certo da qualidade do nosso trabalho. . Passamos os últimos três meses trabalhando sem descanso nele. </text:span></text:p>
      <text:p text:style-name="P1"/>
      <text:p text:style-name="P3"><text:span text:style-name="T3">(2) É um absurdo que o presidente seja a favor de aumentar a idade da aposentadoria, já que ele próprio se aposentou com 33 anos.</text:span></text:p>
      <text:p text:style-name="P1"/>
      <text:p text:style-name="P3"><text:span text:style-name="T3">(3) É ridículo que reclamem da contenção de gastos, o economista John Kenneth Galbraith em pessoa defende que uma apertada política econômica é a melhor cura para a recessão.</text:span></text:p>
      <text:p text:style-name="P1"/>
      <text:p text:style-name="P3"><text:span text:style-name="T3">(4) Se não reformar a previdência, vai ter a inflação, o que será muito ruim para o Brasil. Portanto, a reforma da previdência proposta pelo governo tem que passar!</text:span></text:p>
      <text:p text:style-name="P1"/>
      <text:p text:style-name="P3"><text:span text:style-name="T3">(5) </text:span><text:span text:style-name="T4">Se Sócrates tivesse nascido em Estagira, seria grego; Sócrates era grego; logo, Sócrates nasceu em Estagira.</text:span></text:p>
      <text:p text:style-name="P2"/>
      <text:p text:style-name="P3"><text:span text:style-name="T4">(6) Já que a teoria da evolução diz que o homem veio do macaco, por que não vemos os macacos <text:s/>evoluindo para homens hoje?</text:span></text:p>
      <text:p text:style-name="P2"/>
      <text:p text:style-name="P3"><text:span text:style-name="T4">(7) Você percebe que o ateísmo é pernicioso quando observa o quanto ele torna as pessoas perniciosas.</text:span></text:p>
      <text:p text:style-name="P2"/>
      <text:p text:style-name="P3"><text:span text:style-name="T4">(8) O coronavírus não mata tanto. Os números estão sendo manipulados pela mídia. </text:span></text:p>
      <text:p text:style-name="P2"/>
      <text:p text:style-name="P3"><text:span text:style-name="T4">(9) Se Deus fosse bom, onipotente e onisciente, o mal não existiria. Supondo que você não seja cego, é evidente que o mal existe, Logo, está claro que é Deus que não existe. <text:s/></text:span></text:p>
      <text:p text:style-name="P2"/>
      <text:p text:style-name="P3"><text:span text:style-name="T4">(10) Os egípcios acreditavam em vida após a morte. Prova disso é a presença constante desse tema nos escritos egípcios encontrados pelos arqueólogos. </text:span></text:p>
      <text:p text:style-name="P2"/>
      <text:p text:style-name="P2"/>
      <text:p text:style-name="P3"><text:soft-page-break/><text:span text:style-name="T4">_RESPOSTAS:</text:span></text:p>
      <text:p text:style-name="P2"/>
      <text:p text:style-name="P3"><text:span text:style-name="T4">(1) <text:s/>PREMISSA 1: Há qualidade no nosso trabalho.</text:span></text:p>
      <text:p text:style-name="P3"><text:span text:style-name="T4"><text:s text:c="6"/>PREMISSA 2: passamos os últimos três meses trabalhando nele</text:span></text:p>
      <text:p text:style-name="P3"><text:span text:style-name="T4"><text:s text:c="5"/>CONCLUSÃO:(por isso) esteja certo da qualidade do nosso trabalho</text:span></text:p>
      <text:p text:style-name="P2"/>
      <text:p text:style-name="P3"><text:span text:style-name="T4">(2) <text:s text:c="2"/>PREMISSA 1: O presidente é a favor de aumentar a idade da aposentadoria. </text:span></text:p>
      <text:p text:style-name="P3"><text:span text:style-name="T4"><text:s text:c="7"/>PREMISSA <text:s/>2: O presidente se aposentou com 33 anos.</text:span></text:p>
      <text:p text:style-name="P3"><text:span text:style-name="T4"><text:s text:c="6"/>CONCLUSÃO: (portanto,) é um absurdo que o presidente seja a favor de aumentar idade da </text:span></text:p>
      <text:p text:style-name="P3"><text:s text:c="7"/>aposentadoria.</text:p>
      <text:p text:style-name="P3"/>
      <text:p text:style-name="P3">(3) <text:s text:c="2"/>PREMISSA 1: Há reclamação da contenção de gastos </text:p>
      <text:p text:style-name="P3"><text:s text:c="7"/>PREMISSA 2: O economista John Kenneth Galbraith defende que uma apertada política econômica é a melhor cura para a recessão </text:p>
      <text:p text:style-name="P3"><text:s text:c="6"/>CONCLUSÃO:(portanto) é ridículo que reclamem da contenção de gastos.</text:p>
      <text:p text:style-name="P3"/>
      <text:p text:style-name="P3">(4) <text:s text:c="2"/>PREMISSA 1: Se não reformar a previdência, vai ter inflação </text:p>
      <text:p text:style-name="P3"><text:s text:c="7"/>PREMISSA 2: A inflação será muito ruim para o Brasil </text:p>
      <text:p text:style-name="P3"><text:s text:c="7"/>CONCLUSÃO: Portanto, a reforma da previdência proposta pelo governo tem que passar.</text:p>
      <text:p text:style-name="P3"/>
      <text:p text:style-name="P3">(5) <text:s text:c="2"/>PREMISSA 1: Se Sócrates tivesse nascido em Estagira seria grego.</text:p>
      <text:p text:style-name="P3"><text:s text:c="7"/>PREMISSA 2: Sócrates era grego.</text:p>
      <text:p text:style-name="P3"><text:s text:c="7"/>CONCLUSÃO: Logo, Sócrates nasceu em Estagira.</text:p>
      <text:p text:style-name="P3"/>
      <text:p text:style-name="P3">(6) <text:s text:c="2"/>PREMISSA 1: A teoria da evolução diz que o homem veio do macaco.</text:p>
      <text:p text:style-name="P3"><text:s text:c="7"/>PREMISSA 2: Não vemos os macacos evoluindo para homens hoje.</text:p>
      <text:p text:style-name="P3"><text:s text:c="7"/>CONCLUSÃO: (Logo,) a teoria da evolução está errada.</text:p>
      <text:p text:style-name="P3"><text:soft-page-break/>(7) <text:s text:c="2"/>PREMISSA 1: O ateísmo torna as pessoas perniciosas.</text:p>
      <text:p text:style-name="P3"><text:s text:c="6"/>PREMISSA 2: O ateísmo é pernicioso.</text:p>
      <text:p text:style-name="P3"><text:s text:c="6"/>CONCLUSÃO: (Portanto,) você percebe que o ateísmo é pernicioso quando você observa o <text:s text:c="2"/>quanto ele torna as pessoas perniciosas.</text:p>
      <text:p text:style-name="P3"/>
      <text:p text:style-name="P3">(8) <text:s text:c="2"/>PREMISSA 1: O coronavírus mata.</text:p>
      <text:p text:style-name="P3"><text:s text:c="7"/>PREMISSA 2: os números estão sendo manipulados pela mídia.</text:p>
      <text:p text:style-name="P3"><text:s text:c="7"/>CONCLUSÃO:(porque) o coronavírus não mata tanto.</text:p>
      <text:p text:style-name="P3"/>
      <text:p text:style-name="P3">(9) <text:s text:c="2"/>PREMISSA 1: Se Deus fosse bom, onipotente e onisciente o mal não existiria </text:p>
      <text:p text:style-name="P3"><text:s text:c="7"/>PREMISSA 2: O mal existe porque Deus é bom, onipotente e onisciente.</text:p>
      <text:p text:style-name="P3"><text:s text:c="7"/>CONCLUSÃO: Logo, está claro que Deus não existe.</text:p>
      <text:p text:style-name="P3"/>
      <text:p text:style-name="P3">(10) <text:s text:c="2"/>PREMISSA 1: Os arqueólogos encontraram escritos egípcios sobre vida após a morte.</text:p>
      <text:p text:style-name="P3"><text:s text:c="9"/>PREMISSA 2: Há presença constante nos escritos egípcios sobre vida após a morte.</text:p>
      <text:p text:style-name="P3"><text:s text:c="9"/>CONCLUSÃO: (Logo) os egípcios acreditavam em vida após após a m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558" meta:character-count="3558" meta:non-whitespace-character-count="2844"/>
    <meta:generator>LibreOfficeDev/6.0.5.2$Linux_X86_64 LibreOffice_project/</meta:generator>
  </office:meta>
</office:document-meta>
</file>